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f132" officeooo:paragraph-rsid="0012f132"/>
    </style:style>
    <style:style style:name="P2" style:family="paragraph" style:parent-style-name="Standard" style:list-style-name="L2">
      <style:text-properties officeooo:rsid="0012f132" officeooo:paragraph-rsid="0012f132"/>
    </style:style>
    <style:style style:name="P3" style:family="paragraph" style:parent-style-name="Standard" style:list-style-name="L3">
      <style:text-properties officeooo:rsid="0012f132" officeooo:paragraph-rsid="0012f132"/>
    </style:style>
    <style:style style:name="P4" style:family="paragraph" style:parent-style-name="Standard" style:list-style-name="L4">
      <style:text-properties officeooo:rsid="0012f132" officeooo:paragraph-rsid="0012f132"/>
    </style:style>
    <style:style style:name="P5" style:family="paragraph" style:parent-style-name="Standard" style:list-style-name="L5">
      <style:text-properties officeooo:rsid="0012f132" officeooo:paragraph-rsid="0012f132"/>
    </style:style>
    <style:style style:name="P6" style:family="paragraph" style:parent-style-name="Standard" style:list-style-name="L6">
      <style:text-properties officeooo:rsid="0012f132" officeooo:paragraph-rsid="0012f1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 </text:p>
      <text:p text:style-name="P1"/>
      <text:p text:style-name="P1">Reserva de mesa</text:p>
      <text:p text:style-name="P1"/>
      <text:list xml:id="list4309016584730200418" text:style-name="L2">
        <text:list-item>
          <text:p text:style-name="P2">El operario se loguea en el sistema</text:p>
        </text:list-item>
        <text:list-item>
          <text:p text:style-name="P2">El operario abre el menu de reserva de mesas</text:p>
        </text:list-item>
        <text:list-item>
          <text:p text:style-name="P2">El cliente elige una mesa según la ubicación ofrecida por el operario</text:p>
        </text:list-item>
        <text:list-item>
          <text:p text:style-name="P2">Se confirma la reserva con una tolerancia de 15 minutos posteriores al horario de reserva pasados los 15 minutos se cancelará la reserva y se disponibilizará la mesa.</text:p>
        </text:list-item>
      </text:list>
      <text:p text:style-name="P1"/>
      <text:p text:style-name="P1">Alta de pedido</text:p>
      <text:p text:style-name="P1"/>
      <text:list xml:id="list8131144496121871448" text:style-name="L3">
        <text:list-item>
          <text:p text:style-name="P3">El operario se loguea en el sistema</text:p>
        </text:list-item>
        <text:list-item>
          <text:p text:style-name="P3">El operario abre el menú de pedidos</text:p>
        </text:list-item>
        <text:list-item>
          <text:p text:style-name="P3">Carga el pedido en el formulario</text:p>
        </text:list-item>
        <text:list-item>
          <text:p text:style-name="P3">Envía el pedido al cocinero para que lo vea claramente en pantalla</text:p>
        </text:list-item>
      </text:list>
      <text:p text:style-name="P1"/>
      <text:p text:style-name="P1">Baja de pedido</text:p>
      <text:p text:style-name="P1"/>
      <text:list xml:id="list2265995493431952453" text:style-name="L4">
        <text:list-item>
          <text:p text:style-name="P4">El operario se loguea en el sistema</text:p>
        </text:list-item>
        <text:list-item>
          <text:p text:style-name="P4">El operario abre el menú de pedidos</text:p>
        </text:list-item>
        <text:list-item>
          <text:p text:style-name="P4">Busca el pedido formulado según la mesa elegida</text:p>
        </text:list-item>
        <text:list-item>
          <text:p text:style-name="P4">Cancela el pedido</text:p>
        </text:list-item>
        <text:list-item>
          <text:p text:style-name="P4">Confirma</text:p>
        </text:list-item>
      </text:list>
      <text:p text:style-name="P1"/>
      <text:p text:style-name="P1">Modificación de pedido</text:p>
      <text:p text:style-name="P1"/>
      <text:list xml:id="list6979200111551547674" text:style-name="L5">
        <text:list-item>
          <text:p text:style-name="P5">El operario se loguea en el sistema</text:p>
        </text:list-item>
        <text:list-item>
          <text:p text:style-name="P5">El operario abre el menú de pedidos</text:p>
        </text:list-item>
        <text:list-item>
          <text:p text:style-name="P5">Busca el pedido formulado según la mesa elegida</text:p>
        </text:list-item>
        <text:list-item>
          <text:p text:style-name="P5">Modifica el pedido</text:p>
        </text:list-item>
        <text:list-item>
          <text:p text:style-name="P5">Confirma.</text:p>
        </text:list-item>
      </text:list>
      <text:p text:style-name="P1"/>
      <text:p text:style-name="P1">Visualizar pedido</text:p>
      <text:p text:style-name="P1"/>
      <text:list xml:id="list3347287765535133628" text:style-name="L6">
        <text:list-item>
          <text:p text:style-name="P6">El operario se loguea en el sistema</text:p>
        </text:list-item>
        <text:list-item>
          <text:p text:style-name="P6">El operario abre el menú de pedidos</text:p>
        </text:list-item>
        <text:list-item>
          <text:p text:style-name="P6">Elige una vista general de los pedidos, la pantalla muestra el horario del pedido para ver cual es más urgente de entregar.</text:p>
        </text:list-item>
        <text:list-item>
          <text:p text:style-name="P6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4:51:09.527838813</meta:creation-date>
    <dc:date>2017-04-26T10:23:49.813667924</dc:date>
    <meta:editing-duration>PT19H8M32S</meta:editing-duration>
    <meta:editing-cycles>1</meta:editing-cycles>
    <meta:document-statistic meta:table-count="0" meta:image-count="0" meta:object-count="0" meta:page-count="1" meta:paragraph-count="28" meta:word-count="215" meta:character-count="1100" meta:non-whitespace-character-count="933"/>
    <meta:generator>LibreOffice/4.2.8.2$Linux_X86_64 LibreOffice_project/420m0$Build-2</meta:generator>
  </office:meta>
</office:document-meta>
</file>